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46A7C77707CCC4569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Tahoma, sans-serif"/>
    <style:font-face style:name="Consolas" svg:font-family="Consolas, 'Liberation Mono', Menlo, Monaco, Courier, monospace"/>
    <style:font-face style:name="Menlo" svg:font-family="Menlo, Monaco, Consolas, 'Courier New', monospace"/>
    <style:font-face style:name="Roboto Mono" svg:font-family="'Roboto Mono',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693cm" fo:margin-left="-0.191cm" table:align="left" style:writing-mode="lr-tb"/>
    </style:style>
    <style:style style:name="Tabla1.A" style:family="table-column">
      <style:table-column-properties style:column-width="7.624cm"/>
    </style:style>
    <style:style style:name="Tabla1.B" style:family="table-column">
      <style:table-column-properties style:column-width="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rsid="001fa1a4" officeooo:paragraph-rsid="001fa1a4"/>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fo:color="#ff3333" officeooo:rsid="0027893b" officeooo:paragraph-rsid="0027893b"/>
    </style:style>
    <style:style style:name="P4" style:family="paragraph" style:parent-style-name="Standard">
      <style:text-properties fo:color="#ff3333" officeooo:rsid="001c6235" officeooo:paragraph-rsid="0026229c"/>
    </style:style>
    <style:style style:name="P5" style:family="paragraph" style:parent-style-name="Standard">
      <style:text-properties fo:color="#ff3333" officeooo:rsid="001c6235" officeooo:paragraph-rsid="001c6235"/>
    </style:style>
    <style:style style:name="P6" style:family="paragraph" style:parent-style-name="Standard">
      <style:paragraph-properties fo:line-height="115%" fo:text-align="justify" style:justify-single-word="false" fo:keep-together="always" fo:orphans="2" fo:widows="2"/>
      <style:text-properties fo:color="#ff3333" officeooo:rsid="001c6235" officeooo:paragraph-rsid="0025e85c"/>
    </style:style>
    <style:style style:name="P7" style:family="paragraph" style:parent-style-name="Standard">
      <style:paragraph-properties fo:line-height="115%" fo:text-align="justify" style:justify-single-word="false" fo:orphans="2" fo:widows="2"/>
      <style:text-properties fo:color="#ff3333" officeooo:rsid="001c6235" officeooo:paragraph-rsid="0025e85c"/>
    </style:style>
    <style:style style:name="P8" style:family="paragraph" style:parent-style-name="Standard">
      <style:paragraph-properties fo:line-height="115%" fo:text-align="justify" style:justify-single-word="false" fo:orphans="2" fo:widows="2"/>
      <style:text-properties fo:color="#ff3333" officeooo:rsid="0025e85c" officeooo:paragraph-rsid="0025e85c"/>
    </style:style>
    <style:style style:name="P9" style:family="paragraph" style:parent-style-name="Standard">
      <style:text-properties fo:color="#ff3333" officeooo:rsid="002a7122" officeooo:paragraph-rsid="002a7122"/>
    </style:style>
    <style:style style:name="P10" style:family="paragraph" style:parent-style-name="Standard">
      <style:paragraph-properties fo:margin-top="0cm" fo:margin-bottom="0cm" loext:contextual-spacing="false" fo:line-height="100%" fo:text-align="center" style:justify-single-word="false" style:snap-to-layout-grid="false"/>
    </style:style>
    <style:style style:name="P11" style:family="paragraph" style:parent-style-name="Standard">
      <style:paragraph-properties fo:margin-top="0cm" fo:margin-bottom="0cm" loext:contextual-spacing="false" fo:line-height="100%" fo:text-align="end" style:justify-single-word="false" style:snap-to-layout-grid="false"/>
    </style:style>
    <style:style style:name="P12" style:family="paragraph" style:parent-style-name="Standard">
      <style:paragraph-properties fo:margin-top="0cm" fo:margin-bottom="0cm" loext:contextual-spacing="false" fo:line-height="100%" fo:text-align="justify" style:justify-single-word="false"/>
      <style:text-properties fo:color="#ff3333" officeooo:paragraph-rsid="001c6793"/>
    </style:style>
    <style:style style:name="P13" style:family="paragraph" style:parent-style-name="Standard">
      <style:paragraph-properties fo:margin-top="2.54cm" fo:margin-bottom="2.54cm" loext:contextual-spacing="false" fo:text-align="center" style:justify-single-word="false"/>
    </style:style>
    <style:style style:name="P14" style:family="paragraph" style:parent-style-name="Standard">
      <style:paragraph-properties fo:margin-top="2.54cm" fo:margin-bottom="2.54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5" style:family="paragraph" style:parent-style-name="Standard">
      <style:paragraph-properties fo:margin-top="0.635cm" fo:margin-bottom="0.635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6" style:family="paragraph" style:parent-style-name="Párrafo_20_de_20_lista">
      <style:paragraph-properties fo:margin-left="3.154cm" fo:margin-right="0cm" fo:text-indent="0cm" style:auto-text-indent="false"/>
      <style:text-properties fo:font-style="italic" style:font-style-asian="italic"/>
    </style:style>
    <style:style style:name="P17" style:family="paragraph" style:parent-style-name="Párrafo_20_de_20_lista">
      <style:paragraph-properties fo:margin-left="1.884cm" fo:margin-right="0cm" fo:text-indent="0cm" style:auto-text-indent="false"/>
    </style:style>
    <style:style style:name="P18" style:family="paragraph" style:parent-style-name="Standard">
      <style:paragraph-properties fo:margin-top="1.482cm" fo:margin-bottom="2.752cm" loext:contextual-spacing="false" fo:text-align="center" style:justify-single-word="false"/>
      <style:text-properties style:font-name="Times New Roman" fo:font-size="16pt" fo:font-weight="bold" style:font-size-asian="16pt" style:font-weight-asian="bold" style:font-name-complex="Times New Roman" style:font-size-complex="16pt"/>
    </style:style>
    <style:style style:name="P19" style:family="paragraph" style:parent-style-name="Standard">
      <style:paragraph-properties fo:margin-top="0cm" fo:margin-bottom="1.27cm" loext:contextual-spacing="false" fo:text-align="center" style:justify-single-word="false"/>
      <style:text-properties style:font-name="Times New Roman" fo:font-size="20pt" fo:font-weight="bold" style:font-size-asian="20pt" style:font-weight-asian="bold" style:font-name-complex="Times New Roman" style:font-size-complex="20pt"/>
    </style:style>
    <style:style style:name="P20" style:family="paragraph" style:parent-style-name="Standard">
      <style:paragraph-properties fo:margin-top="0cm" fo:margin-bottom="1.27cm" loext:contextual-spacing="false" fo:text-align="center" style:justify-single-word="false"/>
      <style:text-properties style:font-name="Times New Roman" fo:font-size="20pt" fo:language="es" fo:country="ES" fo:font-weight="bold" style:font-size-asian="20pt" style:language-asian="es" style:country-asian="ES" style:font-weight-asian="bold" style:font-name-complex="Times New Roman" style:font-size-complex="20pt"/>
    </style:style>
    <style:style style:name="P21" style:family="paragraph" style:parent-style-name="Párrafo_20_de_20_lista">
      <style:text-properties officeooo:paragraph-rsid="00297301"/>
    </style:style>
    <style:style style:name="P22" style:family="paragraph" style:parent-style-name="Párrafo_20_de_20_lista">
      <style:text-properties fo:color="#ff3333" officeooo:rsid="002a7122" officeooo:paragraph-rsid="002a7122"/>
    </style:style>
    <style:style style:name="P23" style:family="paragraph" style:parent-style-name="Párrafo_20_de_20_lista">
      <style:text-properties fo:color="#ff3333" officeooo:rsid="002b7b65" officeooo:paragraph-rsid="002b7b65"/>
    </style:style>
    <style:style style:name="P24" style:family="paragraph" style:parent-style-name="Párrafo_20_de_20_lista">
      <style:text-properties fo:color="#ff3333" officeooo:rsid="003423b2" officeooo:paragraph-rsid="003423b2"/>
    </style:style>
    <style:style style:name="P25" style:family="paragraph" style:parent-style-name="Párrafo_20_de_20_lista">
      <style:text-properties fo:font-style="italic" officeooo:rsid="00368516" officeooo:paragraph-rsid="00368516" style:font-style-asian="italic"/>
    </style:style>
    <style:style style:name="P26" style:family="paragraph" style:parent-style-name="Text_20_body">
      <style:text-properties fo:color="#ff3333" officeooo:rsid="002b7b65" officeooo:paragraph-rsid="002b7b65"/>
    </style:style>
    <style:style style:name="P27" style:family="paragraph" style:parent-style-name="Párrafo_20_de_20_lista">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297301" officeooo:paragraph-rsid="003206b5"/>
    </style:style>
    <style:style style:name="P28"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297301" officeooo:paragraph-rsid="003206b5"/>
    </style:style>
    <style:style style:name="P29" style:family="paragraph" style:parent-style-name="Text_20_body">
      <style:paragraph-properties fo:margin-left="0cm" fo:margin-right="0cm" fo:margin-top="0cm" fo:margin-bottom="0.318cm" loext:contextual-spacing="false" fo:orphans="2" fo:widows="2" fo:text-indent="0cm" style:auto-text-indent="false"/>
    </style:style>
    <style:style style:name="P30" style:family="paragraph" style:parent-style-name="Text_20_body">
      <style:paragraph-properties fo:margin-left="0cm" fo:margin-right="0cm" fo:margin-top="0cm" fo:margin-bottom="0.318cm" loext:contextual-spacing="false" style:line-height-at-least="0.476cm" fo:orphans="2" fo:widows="2" fo:text-indent="0cm" style:auto-text-indent="false"/>
    </style:style>
    <style:style style:name="P31" style:family="paragraph" style:parent-style-name="Standard" style:master-page-name="Standard">
      <style:paragraph-properties fo:margin-top="0cm" fo:margin-bottom="1.27cm" loext:contextual-spacing="false" fo:text-align="center" style:justify-single-word="false" style:page-number="auto"/>
      <style:text-properties style:font-name="Times New Roman" fo:font-size="20pt" fo:font-weight="bold" style:font-size-asian="20pt" style:font-weight-asian="bold" style:font-name-complex="Times New Roman" style:font-size-complex="20pt"/>
    </style:style>
    <style:style style:name="P32"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33" style:family="paragraph" style:parent-style-name="Text_20_body">
      <style:paragraph-properties fo:margin-left="0cm" fo:margin-right="0cm" fo:margin-top="0cm" fo:margin-bottom="0.423cm" loext:contextual-spacing="false" fo:orphans="2" fo:widows="2" fo:text-indent="0cm" style:auto-text-indent="false" fo:padding="0cm" fo:border="none"/>
      <style:text-properties fo:font-variant="normal" fo:text-transform="none" fo:color="#555555" fo:letter-spacing="normal"/>
    </style:style>
    <style:style style:name="P34" style:family="paragraph" style:parent-style-name="Text_20_body">
      <style:paragraph-properties fo:margin-left="0cm" fo:margin-right="0cm" fo:margin-top="0cm" fo:margin-bottom="0.423cm" loext:contextual-spacing="false" fo:orphans="2" fo:widows="2" fo:text-indent="0cm" style:auto-text-indent="false" fo:padding="0cm" fo:border="none"/>
      <style:text-properties fo:font-variant="normal" fo:text-transform="none" fo:color="#555555" style:font-name="Arial" fo:font-size="10.5pt" fo:letter-spacing="normal" fo:font-style="normal" fo:font-weight="normal"/>
    </style:style>
    <style:style style:name="P35" style:family="paragraph" style:parent-style-name="Text_20_body">
      <style:paragraph-properties fo:break-before="page"/>
      <style:text-properties fo:font-variant="normal" fo:text-transform="none" fo:color="#555555" fo:letter-spacing="normal"/>
    </style:style>
    <style:style style:name="P36" style:family="paragraph" style:parent-style-name="Heading_20_1" style:list-style-name="">
      <style:paragraph-properties fo:line-height="115%" fo:text-align="justify" style:justify-single-word="false" fo:keep-together="always" fo:orphans="2" fo:widows="2"/>
    </style:style>
    <style:style style:name="P37" style:family="paragraph" style:parent-style-name="Heading_20_1">
      <style:text-properties officeooo:paragraph-rsid="001fad97"/>
    </style:style>
    <style:style style:name="P38" style:family="paragraph" style:parent-style-name="Heading_20_1">
      <style:text-properties officeooo:paragraph-rsid="002eb208"/>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paragraph-rsid="001fad97"/>
    </style:style>
    <style:style style:name="P41" style:family="paragraph" style:parent-style-name="Heading_20_1">
      <style:paragraph-properties fo:break-before="page"/>
      <style:text-properties officeooo:paragraph-rsid="002eb208"/>
    </style:style>
    <style:style style:name="P42" style:family="paragraph" style:parent-style-name="Heading_20_1">
      <style:paragraph-properties fo:break-before="page"/>
      <style:text-properties officeooo:paragraph-rsid="001fa1a4"/>
    </style:style>
    <style:style style:name="P43" style:family="paragraph" style:parent-style-name="Contents_20_1">
      <style:paragraph-properties>
        <style:tab-stops>
          <style:tab-stop style:position="15cm" style:type="right" style:leader-style="dotted" style:leader-text="."/>
        </style:tab-stops>
      </style:paragraph-properties>
    </style:style>
    <style:style style:name="P44" style:family="paragraph" style:parent-style-name="Párrafo_20_de_20_lista" style:list-style-name="WW8Num1"/>
    <style:style style:name="P45" style:family="paragraph" style:parent-style-name="Párrafo_20_de_20_lista" style:list-style-name="WW8Num5"/>
    <style:style style:name="P46" style:family="paragraph" style:parent-style-name="Párrafo_20_de_20_lista" style:list-style-name="WW8Num6"/>
    <style:style style:name="P47" style:family="paragraph" style:parent-style-name="Párrafo_20_de_20_lista" style:list-style-name="WW8Num6">
      <style:text-properties officeooo:paragraph-rsid="00297301"/>
    </style:style>
    <style:style style:name="P48" style:family="paragraph" style:parent-style-name="Párrafo_20_de_20_lista" style:list-style-name="WW8Num6">
      <style:text-properties fo:font-style="italic" style:font-style-asian="italic"/>
    </style:style>
    <style:style style:name="P49" style:family="paragraph" style:parent-style-name="Párrafo_20_de_20_lista" style:list-style-name="WW8Num8">
      <style:text-properties fo:font-style="italic" style:font-style-asian="italic"/>
    </style:style>
    <style:style style:name="P50" style:family="paragraph" style:parent-style-name="Párrafo_20_de_20_lista" style:list-style-name="WW8Num3"/>
    <style:style style:name="P51" style:family="paragraph" style:parent-style-name="Párrafo_20_de_20_lista" style:list-style-name="WW8Num2"/>
    <style:style style:name="P52" style:family="paragraph" style:parent-style-name="Párrafo_20_de_20_lista" style:list-style-name="WW8Num8"/>
    <style:style style:name="P53" style:family="paragraph" style:parent-style-name="Párrafo_20_de_20_lista">
      <style:text-properties fo:color="#ff3333" officeooo:rsid="00297301" officeooo:paragraph-rsid="00297301"/>
    </style:style>
    <style:style style:name="P54" style:family="paragraph" style:parent-style-name="Párrafo_20_de_20_lista">
      <style:text-properties fo:color="#ff3333" officeooo:rsid="0039197f" officeooo:paragraph-rsid="0039197f"/>
    </style:style>
    <style:style style:name="P55" style:family="paragraph" style:parent-style-name="Párrafo_20_de_20_lista">
      <style:text-properties fo:color="#ff3333" officeooo:rsid="0039d161" officeooo:paragraph-rsid="0039d161"/>
    </style:style>
    <style:style style:name="P56" style:family="paragraph" style:parent-style-name="Párrafo_20_de_20_lista">
      <style:text-properties officeooo:rsid="0039d161" officeooo:paragraph-rsid="0039d161"/>
    </style:style>
    <style:style style:name="P57" style:family="paragraph" style:parent-style-name="Preformatted_20_Text">
      <style:paragraph-properties fo:margin-left="0cm" fo:margin-right="0cm" fo:margin-top="0.423cm" fo:margin-bottom="0.423cm" loext:contextual-spacing="false" style:line-height-at-least="0.423cm" fo:orphans="2" fo:widows="2" fo:text-indent="0cm" style:auto-text-indent="false" fo:padding="0.635cm" fo:border="0.06pt solid #cccccc"/>
      <style:text-properties fo:font-variant="normal" fo:text-transform="none" style:font-name="Menlo" fo:font-size="9pt" fo:letter-spacing="normal" fo:font-style="normal" fo:font-weight="normal"/>
    </style:style>
    <style:style style:name="P58" style:family="paragraph" style:parent-style-name="Preformatted_20_Text">
      <style:paragraph-properties fo:margin-top="0.423cm" fo:margin-bottom="0.423cm" loext:contextual-spacing="false" style:line-height-at-least="0.423cm" fo:orphans="2" fo:widows="2" fo:padding="0.635cm" fo:border="0.06pt solid #cccccc"/>
      <style:text-properties fo:font-variant="normal" fo:text-transform="none" fo:letter-spacing="normal"/>
    </style:style>
    <style:style style:name="P59" style:family="paragraph" style:parent-style-name="Preformatted_20_Text">
      <style:paragraph-properties fo:margin-top="0.423cm" fo:margin-bottom="0.423cm" loext:contextual-spacing="false" style:line-height-at-least="0.423cm" fo:orphans="2" fo:widows="2" fo:padding="0.635cm" fo:border="0.06pt solid #cccccc"/>
      <style:text-properties fo:font-variant="normal" fo:text-transform="none" style:font-name="Menlo" fo:font-size="9pt" fo:letter-spacing="normal" fo:font-style="normal" fo:font-weight="normal"/>
    </style:style>
    <style:style style:name="P60" style:family="paragraph" style:parent-style-name="Preformatted_20_Text">
      <style:paragraph-properties fo:margin-top="0.423cm" fo:margin-bottom="0.423cm" loext:contextual-spacing="false" style:line-height-at-least="0.423cm" fo:orphans="2" fo:widows="2" fo:padding="0.635cm" fo:border="0.06pt solid #cccccc"/>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officeooo:rsid="003206b5" style:font-name-asian="Times New Roman" style:font-size-asian="14pt" style:font-name-complex="Times New Roman" style:font-size-complex="14pt"/>
    </style:style>
    <style:style style:name="T4" style:family="text">
      <style:text-properties style:font-name="Times New Roman" fo:font-size="14pt" officeooo:rsid="00337d0b" style:font-name-asian="Times New Roman" style:font-size-asian="14pt" style:font-name-complex="Times New Roman" style:font-size-complex="14pt"/>
    </style:style>
    <style:style style:name="T5" style:family="text">
      <style:text-properties officeooo:rsid="001c6793"/>
    </style:style>
    <style:style style:name="T6" style:family="text">
      <style:text-properties officeooo:rsid="001d9433"/>
    </style:style>
    <style:style style:name="T7" style:family="text">
      <style:text-properties officeooo:rsid="001f8985"/>
    </style:style>
    <style:style style:name="T8" style:family="text">
      <style:text-properties officeooo:rsid="00232c35"/>
    </style:style>
    <style:style style:name="T9" style:family="text">
      <style:text-properties officeooo:rsid="002449d8"/>
    </style:style>
    <style:style style:name="T10" style:family="text">
      <style:text-properties officeooo:rsid="0025e85c"/>
    </style:style>
    <style:style style:name="T11" style:family="text">
      <style:text-properties officeooo:rsid="002901ed"/>
    </style:style>
    <style:style style:name="T12" style:family="text">
      <style:text-properties officeooo:rsid="002b7b65"/>
    </style:style>
    <style:style style:name="T13" style:family="text">
      <style:text-properties officeooo:rsid="002d15f2"/>
    </style:style>
    <style:style style:name="T14" style:family="text">
      <style:text-properties fo:font-variant="normal" fo:text-transform="none" fo:color="#212121" style:font-name="Roboto" fo:font-size="12pt" fo:letter-spacing="normal" fo:font-style="normal" fo:font-weight="normal"/>
    </style:style>
    <style:style style:name="T15" style:family="text">
      <style:text-properties fo:font-variant="normal" fo:text-transform="none" fo:color="#212121" style:font-name="Roboto" fo:font-size="12pt" fo:letter-spacing="normal" fo:font-style="normal" fo:font-weight="normal" fo:background-color="#f7f7f7" loext:char-shading-value="0" loext:padding="0cm" loext:border="none"/>
    </style:style>
    <style:style style:name="T16" style:family="text">
      <style:text-properties fo:font-variant="normal" fo:text-transform="none" fo:color="#212121" fo:letter-spacing="normal"/>
    </style:style>
    <style:style style:name="T17" style:family="text">
      <style:text-properties fo:font-variant="normal" fo:text-transform="none" fo:color="#37474f" style:font-name="Roboto Mono" fo:font-size="10.5pt" fo:letter-spacing="normal" fo:font-style="normal" fo:font-weight="bold" fo:background-color="#f7f7f7" loext:char-shading-value="0" loext:padding="0cm" loext:border="none"/>
    </style:style>
    <style:style style:name="T18"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7f7f7" loext:char-shading-value="0" loext:padding="0cm" loext:border="none"/>
    </style:style>
    <style:style style:name="T19" style:family="text">
      <style:text-properties fo:font-variant="normal" fo:text-transform="none" fo:color="#039be5" style:text-line-through-style="none" style:text-line-through-type="none" style:font-name="Roboto" fo:font-size="10.5pt" fo:letter-spacing="normal" fo:font-style="normal" style:text-underline-style="none" fo:font-weight="normal" style:text-blinking="false"/>
    </style:style>
    <style:style style:name="T20"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21" style:family="text">
      <style:text-properties fo:font-variant="normal" fo:text-transform="none" style:font-name="Roboto" fo:font-size="10.5pt" fo:letter-spacing="normal" fo:font-style="normal" fo:font-weight="normal"/>
    </style:style>
    <style:style style:name="T22" style:family="text">
      <style:text-properties officeooo:rsid="003206b5"/>
    </style:style>
    <style:style style:name="T23" style:family="text">
      <style:text-properties fo:color="#039be5" style:text-line-through-style="none" style:text-line-through-type="none" fo:font-size="10.5pt" style:text-underline-style="none" style:text-blinking="false"/>
    </style:style>
    <style:style style:name="T24" style:family="text">
      <style:text-properties fo:font-size="10.5pt"/>
    </style:style>
    <style:style style:name="T25" style:family="text">
      <style:text-properties officeooo:rsid="0039197f"/>
    </style:style>
    <style:style style:name="T26" style:family="text">
      <style:text-properties style:font-name="Arial" fo:font-size="10.5pt" fo:font-style="normal" fo:font-weight="normal"/>
    </style:style>
    <style:style style:name="T27" style:family="text">
      <style:text-properties style:font-name="Menlo" fo:font-size="9pt" fo:font-style="normal" fo:font-weight="normal"/>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072cm, 0cm, 0cm, 2.519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31"/>
      </text:section>
      <text:p text:style-name="P19"/>
      <text:p text:style-name="P20"><draw:frame draw:style-name="fr1" draw:name="0 Imagen" text:anchor-type="as-char" svg:width="15.533cm" svg:height="2.586cm" draw:z-index="0"><draw:image xlink:href="Pictures/10000000000002A200000046A7C77707CCC4569D.jpg" xlink:type="simple" xlink:show="embed" xlink:actuate="onLoad"/></draw:frame></text:p>
      <table:table table:name="Tabla1" table:style-name="Tabla1">
        <table:table-column table:style-name="Tabla1.A"/>
        <table:table-column table:style-name="Tabla1.B"/>
        <table:table-row table:style-name="Tabla1.1">
          <table:table-cell table:style-name="Tabla1.A1" office:value-type="string">
            <text:p text:style-name="P10"/>
          </table:table-cell>
          <table:table-cell table:style-name="Tabla1.A1" office:value-type="string">
            <text:p text:style-name="P11"/>
          </table:table-cell>
        </table:table-row>
      </table:table>
      <text:p text:style-name="P18">PROYECTO FIN DE CICLO</text:p>
      <text:p text:style-name="P13"><text:span text:style-name="T2">“</text:span><text:span text:style-name="T4">Keep Movin’: t</text:span><text:span text:style-name="T3">rackeador de rutas para Android</text:span><text:span text:style-name="T1">”</text:span></text:p>
      <text:p text:style-name="P14">TUTOR INDIVIDUAL: <text:span text:style-name="T8">Celia Pellico Llera</text:span></text:p>
      <text:p text:style-name="P15">TUTOR COLECTIVO: <text:span text:style-name="T8">José Luis Arias</text:span></text:p>
      <text:p text:style-name="P15"/>
      <text:p text:style-name="P2"/>
      <text:p text:style-name="P2">AUTOR: <text:span text:style-name="T5">Marcos Toral Vázquez</text:span></text:p>
      <text:p text:style-name="P2"><text:soft-page-break/></text:p>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43"><text:a xlink:type="simple" xlink:href="#__RefHeading___Toc9834_827709419" text:style-name="Index_20_Link" text:visited-style-name="Index_20_Link">Capítulo 1. MEMORIA DEL PROYECTO<text:tab/>3</text:a></text:p>
          <text:p text:style-name="P43"><text:a xlink:type="simple" xlink:href="#__RefHeading___Toc9812_827709419" text:style-name="Index_20_Link" text:visited-style-name="Index_20_Link">Capítulo 2. INTRODUCCIÓN<text:tab/>4</text:a></text:p>
          <text:p text:style-name="P43"><text:a xlink:type="simple" xlink:href="#__RefHeading___Toc293_723628383" text:style-name="Index_20_Link" text:visited-style-name="Index_20_Link">Capítulo 3. ANÁLISIS<text:tab/>5</text:a></text:p>
          <text:p text:style-name="P43"><text:a xlink:type="simple" xlink:href="#__RefHeading___Toc9836_827709419" text:style-name="Index_20_Link" text:visited-style-name="Index_20_Link">Capítulo 4. DISEÑO DEL SISTEMA<text:tab/>6</text:a></text:p>
          <text:p text:style-name="P43"><text:a xlink:type="simple" xlink:href="#__RefHeading___Toc9818_827709419" text:style-name="Index_20_Link" text:visited-style-name="Index_20_Link">Capítulo 5. IMPLEMENTACIÓN DEL SISTEMA<text:tab/>7</text:a></text:p>
          <text:p text:style-name="P43"><text:a xlink:type="simple" xlink:href="#__RefHeading___Toc9820_827709419" text:style-name="Index_20_Link" text:visited-style-name="Index_20_Link">Capítulo 6. MANUALES DEL SISTEMA<text:tab/>8</text:a></text:p>
          <text:p text:style-name="P43"><text:a xlink:type="simple" xlink:href="#__RefHeading___Toc9838_827709419" text:style-name="Index_20_Link" text:visited-style-name="Index_20_Link">Capítulo 7. CONCLUSIONES Y AMPLIACIONES (OPTATIVO)<text:tab/>9</text:a></text:p>
          <text:p text:style-name="P43"><text:a xlink:type="simple" xlink:href="#__RefHeading___Toc9824_827709419" text:style-name="Index_20_Link" text:visited-style-name="Index_20_Link">Capítulo 8. REFERENCIAS BIBLIOGRÁFICAS<text:tab/>10</text:a></text:p>
          <text:p text:style-name="P43"><text:a xlink:type="simple" xlink:href="#__RefHeading___Toc9828_827709419" text:style-name="Index_20_Link" text:visited-style-name="Index_20_Link">Capítulo 9. APÉNDICES<text:tab/>11</text:a></text:p>
        </text:index-body>
      </text:table-of-content>
      <text:h text:style-name="P36" text:outline-level="1"/>
      <text:h text:style-name="P37" text:outline-level="1" text:is-list-header="true"><text:bookmark-start text:name="__RefHeading___Toc9810_827709419"/><text:bookmark-end text:name="__RefHeading___Toc9810_827709419"/></text:h>
      <text:h text:style-name="P40" text:outline-level="1"><text:bookmark-start text:name="__RefHeading___Toc9834_827709419"/>. MEMORIA DEL PROYECTO<text:bookmark-end text:name="__RefHeading___Toc9834_827709419"/></text:h>
      <text:list xml:id="list3174874067883127295" text:style-name="WW8Num1">
        <text:list-item>
          <text:p text:style-name="P44">RESUMEN DE LA MOTIVACIÓN, OBJETIVOS Y ALCANCE DEL PROYECTO</text:p>
        </text:list-item>
      </text:list>
      <text:p text:style-name="P12">El proyecto se basa en la creación de una aplicación para dispositivos Android. Esta aplicación es concebida para la práctica de actividades al aire libre y permitirá al usuario conocer su posición, guardar un recorrido <text:span text:style-name="T6">mientras añade</text:span> comentarios, fotos y videos, <text:span text:style-name="T7">para posteriormente</text:span> compartirlo en redes sociales <text:span text:style-name="T7">o simplemente tener un archivo con sus salidas.</text:span></text:p>
      <text:h text:style-name="P36" text:outline-level="1"/>
      <text:h text:style-name="P36" text:outline-level="1"/>
      <text:h text:style-name="P36" text:outline-level="1"/>
      <text:h text:style-name="P39" text:outline-level="1"><text:bookmark-start text:name="__RefHeading___Toc9812_827709419"/>. INTRODUCCIÓN<text:bookmark-end text:name="__RefHeading___Toc9812_827709419"/></text:h>
      <text:list xml:id="list6289948791707081901" text:style-name="WW8Num5">
        <text:list-item>
          <text:p text:style-name="P45">JUSTIFICACIÓN DEL PROYECTO</text:p>
        </text:list-item>
      </text:list>
      <text:p text:style-name="Párrafo_20_de_20_lista"/>
      <text:p text:style-name="P55">El proyecto se desarrolla dentro del ámbito académico como trabajo final al módulo Desarrollo de Aplicaciones Multiplataforma.</text:p>
      <text:p text:style-name="P56"/>
      <text:list xml:id="list174740610599503" text:continue-numbering="true" text:style-name="WW8Num5">
        <text:list-item>
          <text:p text:style-name="P45">OBJETIVOS DEL PROYECTO</text:p>
        </text:list-item>
      </text:list>
      <text:p text:style-name="Párrafo_20_de_20_lista"/>
      <text:p text:style-name="P55">Gestionar las rutas realizadas por el usuario.</text:p>
      <text:p text:style-name="Párrafo_20_de_20_lista"/>
      <text:list xml:id="list174742400109727" text:continue-numbering="true" text:style-name="WW8Num5">
        <text:list-item>
          <text:p text:style-name="P45">ESTUDIO DE LA SITUACIÓN ACTUAL</text:p>
        </text:list-item>
      </text:list>
      <text:p text:style-name="Párrafo_20_de_20_lista"/>
      <text:p text:style-name="P56">Dentro del repositorio de aplicaciones Google Play nos encontramos con </text:p>
      <text:p text:style-name="Párrafo_20_de_20_lista"/>
      <text:p text:style-name="Párrafo_20_de_20_lista"/>
      <text:list xml:id="list174741630149149" text:continue-numbering="true" text:style-name="WW8Num5">
        <text:list-item>
          <text:p text:style-name="P45">ASPECTOS TEÓRICOS</text:p>
        </text:list-item>
      </text:list>
      <text:p text:style-name="Párrafo_20_de_20_lista"/>
      <text:p text:style-name="Párrafo_20_de_20_lista"/>
      <text:h text:style-name="P38" text:outline-level="1" text:is-list-header="true"><text:bookmark-start text:name="__RefHeading___Toc9814_827709419"/><text:bookmark-end text:name="__RefHeading___Toc9814_827709419"/></text:h>
      <text:h text:style-name="P41" text:outline-level="1"><text:bookmark-start text:name="__RefHeading___Toc293_723628383"/>. ANÁLISIS<text:bookmark-end text:name="__RefHeading___Toc293_723628383"/></text:h>
      <text:h text:style-name="P37" text:outline-level="1" text:is-list-header="true"><text:bookmark-start text:name="__RefHeading___Toc9816_827709419"/><text:bookmark-end text:name="__RefHeading___Toc9816_827709419"/></text:h>
      <text:h text:style-name="P40" text:outline-level="1"><text:bookmark-start text:name="__RefHeading___Toc9836_827709419"/>. DISEÑO DEL SISTEMA<text:bookmark-end text:name="__RefHeading___Toc9836_827709419"/></text:h>
      <text:p text:style-name="P3">La aplicación cuenta con cuatro Activities <text:span text:style-name="T11">o pantallas</text:span>.</text:p>
      <text:p text:style-name="P3">Activity Principal.</text:p>
      <text:p text:style-name="P3">Es la pantalla principal de la aplicación desde la que podemos acceder a las otras 3.</text:p>
      <text:p text:style-name="P3"/>
      <text:p text:style-name="P3">Creador de ruta.</text:p>
      <text:p text:style-name="P9">Esta Activity está formada por dos fragments. Uno de ellos cuenta con cronómetro, botón creador de Waypoints y cuentakilómetros. El otro fragment está destinado a la visualización del mapa.</text:p>
      <text:p text:style-name="P9">Cuenta con un botón Start/Stop que lanza el servicio de tracking y </text:p>
      <text:p text:style-name="P3">Historial</text:p>
      <text:p text:style-name="P3"/>
      <text:p text:style-name="P3">Estadísticas</text:p>
      <text:p text:style-name="P3">En esta pantalla se visualizan las estadísticas del usuario: tiempo empleado en las actividades al aire libre, km recorridos totales, km. Recorridos por tipo de actividad...</text:p>
      <text:h text:style-name="P36" text:outline-level="1"/>
      <text:h text:style-name="P39" text:outline-level="1"><text:bookmark-start text:name="__RefHeading___Toc9818_827709419"/>. IMPLEMENTACIÓN DEL SISTEMA<text:bookmark-end text:name="__RefHeading___Toc9818_827709419"/></text:h>
      <text:list xml:id="list3865309677049982114" text:style-name="WW8Num6">
        <text:list-item>
          <text:p text:style-name="P46">ESTÁNDARES Y NORMAS SEGUIDO</text:p>
        </text:list-item>
      </text:list>
      <text:p text:style-name="Párrafo_20_de_20_lista"/>
      <text:list xml:id="list174742268467797" text:continue-numbering="true" text:style-name="WW8Num6">
        <text:list-header>
          <text:p text:style-name="P46"/>
        </text:list-header>
        <text:list-item>
          <text:p text:style-name="P47">LENGUAJES DE PROGRAMACIÓN</text:p>
        </text:list-item>
      </text:list>
      <text:p text:style-name="P21"/>
      <text:p text:style-name="P22">El desarrollo de aplicaciones Android se <text:span text:style-name="T25">basa</text:span> en el lenguaje de marcado XML para la creación de las interfaces gráficas y en el lenguaje Java para dotar al sistema de <text:span text:style-name="T12">funcionalidad.</text:span></text:p>
      <text:p text:style-name="P21"/>
      <text:p text:style-name="P21"/>
      <text:list xml:id="list174741609034786" text:continue-numbering="true" text:style-name="WW8Num6">
        <text:list-item>
          <text:p text:style-name="P46">HERRAMIENTAS Y PROGRAMAS USADOS PARA EL DESARROLLO</text:p>
        </text:list-item>
      </text:list>
      <text:p text:style-name="Párrafo_20_de_20_lista"/>
      <text:p text:style-name="P53">Para el desarrollo de este proyecto he utilizado Android Studio como IDE. </text:p>
      <text:p text:style-name="P54">Base de datos local con Realm.</text:p>
      <text:p text:style-name="P23">Para la visualización y gestión de mapas he usado Google Maps API. </text:p>
      <text:p text:style-name="P23">[caputras de la creación de la key]<text:span text:style-name="T13">]</text:span></text:p>
      <text:p text:style-name="P23"><text:span text:style-name="T16"> </text:span><text:span text:style-name="T14">Google Maps Android API necesita una API de nivel 12 o superior para admitir objetos </text:span><text:span text:style-name="Source_20_Text"><text:span text:style-name="T17">MapFragment</text:span></text:span></text:p>
      <text:p text:style-name="P23"><text:span text:style-name="Source_20_Text"><text:span text:style-name="T17"/></text:span></text:p>
      <text:p text:style-name="P26"><text:a xlink:type="simple" xlink:href="https://developer.android.com/reference/com/google/android/gms/maps/GoogleMap.html" text:style-name="Internet_20_link" text:visited-style-name="Visited_20_Internet_20_Link"><text:span text:style-name="Source_20_Text"><text:span text:style-name="T18">GoogleMap</text:span></text:span></text:a><text:span text:style-name="Source_20_Text"><text:span text:style-name="T15"> administra las siguientes operaciones de manera automática:</text:span></text:span></text:p>
      <text:list xml:id="list7230918816378071308" text:style-name="L1">
        <text:list-item>
          <text:p text:style-name="P32">conexión al servicio de Google Maps;</text:p>
        </text:list-item>
        <text:list-item>
          <text:p text:style-name="P32">descarga de mosaicos de mapas;</text:p>
        </text:list-item>
        <text:list-item>
          <text:p text:style-name="P32">visualización de mosaicos en la pantalla del dispositivo;</text:p>
        </text:list-item>
        <text:list-item>
          <text:p text:style-name="P32">visualización de varios controles, como el desplazamiento y el zoom.</text:p>
        </text:list-item>
        <text:list-item>
          <text:p text:style-name="P32">respuesta a gestos de desplazamiento y zoom a través del movimiento del mapa y su acercamiento o alejamiento.</text:p>
        </text:list-item>
      </text:list>
      <text:p text:style-name="P28"><text:span text:style-name="T24">With the </text:span><text:a xlink:type="simple" xlink:href="http://developers.google.com/maps/documentation/android/" text:style-name="Internet_20_link" text:visited-style-name="Visited_20_Internet_20_Link"><text:span text:style-name="T23">Google Maps Android API</text:span></text:a><text:span text:style-name="T24">, you can add maps to your app that are based on Google Maps data. The API automatically handles access to Google Maps servers, data downloading, map display, and touch gestures on the map. You can also use API calls to add markers, polygons and overlays, and to change the user's view of a particular map area.</text:span></text:p>
      <text:p text:style-name="P30"><text:span text:style-name="T21">The key class in the Google Maps Android API is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A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displays a map with data obtained from the Google Maps service. When th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has focus, it will capture keypresses and touch gestures to pan and zoom the map automatically, including handling network requests for additional maps tiles. It also provides all of the UI elements necessary for users to control the map. Your application can also us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class methods to control the map programmatically and draw a number of overlays on top of the map.</text:span></text:p>
      <text:p text:style-name="P29"><text:soft-page-break/><text:span text:style-name="T21">The Google Maps Android APIs are not included in the Android platform, but are available on any device with the Google Play Store running Android 2.2 or higher, through </text:span><text:a xlink:type="simple" xlink:href="https://developer.android.com/google/play-services/index.html" text:style-name="Internet_20_link" text:visited-style-name="Visited_20_Internet_20_Link"><text:span text:style-name="T19">Google Play services</text:span></text:a><text:span text:style-name="T21">.</text:span></text:p>
      <text:p text:style-name="P29"><text:span text:style-name="T21">To integrate Google Maps into your app, you need to install the Google Play services libraries for your Android SDK. For more details, read about </text:span><text:a xlink:type="simple" xlink:href="https://developer.android.com/google/play-services/maps.html" text:style-name="Internet_20_link" text:visited-style-name="Visited_20_Internet_20_Link"><text:span text:style-name="T19">Google Play services</text:span></text:a><text:span text:style-name="T21">.</text:span></text:p>
      <text:p text:style-name="P27"/>
      <text:p text:style-name="P27"/>
      <text:p text:style-name="P27">Para el <text:span text:style-name="T22">control de versiones he utilizado gitkraken y github desktop.</text:span></text:p>
      <text:p text:style-name="P23"><text:span text:style-name="Source_20_Text"><text:span text:style-name="T17"/></text:span></text:p>
      <text:list xml:id="list174742191394904" text:continue-list="list174741609034786" text:style-name="WW8Num6">
        <text:list-header>
          <text:p text:style-name="P46"/>
        </text:list-header>
        <text:list-item>
          <text:p text:style-name="P46">CREACIÓN DEL SISTEMA</text:p>
          <text:list>
            <text:list-item>
              <text:p text:style-name="P48">Problemas Encontrados</text:p>
            </text:list-item>
          </text:list>
        </text:list-item>
      </text:list>
      <text:p text:style-name="P25">Guardar el estado de un fragment, <text:span text:style-name="T25">sobre todo del Cronómetro</text:span></text:p>
      <text:p text:style-name="P25"><text:a xlink:type="simple" xlink:href="http://stackoverflow.com/questions/15313598/once-for-all-how-to-correctly-save-instance-state-of-fragments-in-back-stack" text:style-name="Internet_20_link" text:visited-style-name="Visited_20_Internet_20_Link">http://stackoverflow.com/questions/15313598/once-for-all-how-to-correctly-save-instance-state-of-fragments-in-back-stack</text:a></text:p>
      <text:p text:style-name="P25"/>
      <text:p text:style-name="P25"/>
      <text:list xml:id="list174741415883315" text:continue-numbering="true" text:style-name="WW8Num6">
        <text:list-item>
          <text:list>
            <text:list-item>
              <text:p text:style-name="P48">Descripción Detallada de las Clases</text:p>
            </text:list-item>
          </text:list>
        </text:list-item>
      </text:list>
      <text:h text:style-name="Heading_20_1" text:outline-level="1"><text:bookmark-start text:name="__RefHeading___Toc9820_827709419"/>. MANUALES DEL SISTEMA<text:bookmark-end text:name="__RefHeading___Toc9820_827709419"/></text:h>
      <text:list xml:id="list3742915187325454274" text:style-name="WW8Num3">
        <text:list-item>
          <text:p text:style-name="P50">MANUAL DE INSTALACIÓN</text:p>
        </text:list-item>
      </text:list>
      <text:p text:style-name="Párrafo_20_de_20_lista"/>
      <text:p text:style-name="P54">a través de google play</text:p>
      <text:p text:style-name="Párrafo_20_de_20_lista"/>
      <text:list xml:id="list174742089897664" text:continue-numbering="true" text:style-name="WW8Num3">
        <text:list-item>
          <text:p text:style-name="P50">MANUAL DE USUARIO</text:p>
        </text:list-item>
      </text:list>
      <text:p text:style-name="Párrafo_20_de_20_lista"/>
      <text:p text:style-name="P54">Capturas de pantalla comentadas.</text:p>
      <text:h text:style-name="P37" text:outline-level="1" text:is-list-header="true"><text:bookmark-start text:name="__RefHeading___Toc9822_827709419"/><text:bookmark-end text:name="__RefHeading___Toc9822_827709419"/></text:h>
      <text:h text:style-name="P40" text:outline-level="1"><text:bookmark-start text:name="__RefHeading___Toc9838_827709419"/>. CONCLUSIONES Y AMPLIACIONES (OPTATIVO)<text:bookmark-end text:name="__RefHeading___Toc9838_827709419"/></text:h>
      <text:list xml:id="list7555591617454207573" text:style-name="WW8Num2">
        <text:list-item>
          <text:p text:style-name="P51">CONCLUSIONES</text:p>
        </text:list-item>
      </text:list>
      <text:p text:style-name="Párrafo_20_de_20_lista"/>
      <text:list xml:id="list174740846773565" text:continue-numbering="true" text:style-name="WW8Num2">
        <text:list-item>
          <text:p text:style-name="P51">AMPLIACIONES</text:p>
        </text:list-item>
      </text:list>
      <text:p text:style-name="Párrafo_20_de_20_lista"/>
      <text:p text:style-name="P24">El proyecto puede ampliarse y guardar en una bd en la nube las rutas de todos los usuarios. Con esa bd podemos hacer un portal web tipo wikiloc.</text:p>
      <text:h text:style-name="P36" text:outline-level="1"/>
      <text:h text:style-name="P39" text:outline-level="1"><text:bookmark-start text:name="__RefHeading___Toc9824_827709419"/>. REFERENCIAS BIBLIOGRÁFICAS<text:bookmark-end text:name="__RefHeading___Toc9824_827709419"/></text:h>
      <text:p text:style-name="Standard"/>
      <text:p text:style-name="P4">Desarrollo de Aplicaciones para Android (<text:span text:style-name="T10">1</text:span>ª Edición<text:span text:style-name="T6">)</text:span></text:p>
      <text:p text:style-name="P5">Roberto Montero Miguel</text:p>
      <text:p text:style-name="P5">RA-MA Editorial 2012</text:p>
      <text:p text:style-name="P5"/>
      <text:p text:style-name="P5">El gran libro de Android (<text:span text:style-name="T9">3</text:span>ª Edición<text:span text:style-name="T6">)</text:span></text:p>
      <text:p text:style-name="P5">Jesús Tomás Gironés</text:p>
      <text:p text:style-name="P5">Marcombo 2013</text:p>
      <text:p text:style-name="P6"/>
      <text:p text:style-name="P7">El gran libro de <text:span text:style-name="T10">programación avanzada con </text:span>Android (<text:span text:style-name="T10">1</text:span>ª Edición<text:span text:style-name="T6">)</text:span></text:p>
      <text:p text:style-name="P8">José Enrique Amaro Soriano</text:p>
      <text:p text:style-name="P7">Marcombo 2013</text:p>
      <text:p text:style-name="Text_20_body">https://developer.android.com/index.html</text:p>
      <text:h text:style-name="P36" text:outline-level="1"/>
      <text:h text:style-name="P42" text:outline-level="1"><text:bookmark-start text:name="__RefHeading___Toc9828_827709419"/>. APÉNDICES<text:bookmark-end text:name="__RefHeading___Toc9828_827709419"/></text:h>
      <text:list xml:id="list2269464658633631347" text:style-name="WW8Num8">
        <text:list-item>
          <text:p text:style-name="P52">GLOSARIO Y DICCIONARIO DE DATOS</text:p>
        </text:list-item>
        <text:list-item>
          <text:p text:style-name="P52">CONTENIDO ENTREGADOS EN EL CD-ROM</text:p>
          <text:list>
            <text:list-item>
              <text:p text:style-name="P49">Contenidos </text:p>
            </text:list-item>
            <text:list-item>
              <text:p text:style-name="P49">Código Ejecutable e instalación</text:p>
            </text:list-item>
            <text:list-item>
              <text:p text:style-name="P49">Ficheros de Configuración</text:p>
            </text:list-item>
          </text:list>
        </text:list-item>
      </text:list>
      <text:p text:style-name="P16"/>
      <text:list xml:id="list174742188597232" text:continue-numbering="true" text:style-name="WW8Num8">
        <text:list-item>
          <text:p text:style-name="P52">ÍNDICE ALFABÉTICO</text:p>
        </text:list-item>
        <text:list-item>
          <text:p text:style-name="P52">CÓDIGO FUENTE</text:p>
        </text:list-item>
      </text:list>
      <text:p text:style-name="P17"/>
      <text:p text:style-name="Standard"/>
      <text:p text:style-name="P35">​<text:span text:style-name="T26">Aquí la actividad principal con su Dialog.</text:span></text:p>
      <text:p text:style-name="P57">public class MainActivity extends AppCompatActivity {</text:p>
      <text:p text:style-name="P58"><text:s text:c="4"/><text:span text:style-name="T27">//UI</text:span></text:p>
      <text:p text:style-name="P58"><text:s text:c="4"/><text:span text:style-name="T27">private Button btnMaps;</text:span></text:p>
      <text:p text:style-name="P58"><text:s text:c="4"/><text:span text:style-name="T27">private Button btnHistory;</text:span></text:p>
      <text:p text:style-name="P58"><text:s text:c="4"/><text:span text:style-name="T27">private Button btnStadistics;</text:span></text:p>
      <text:p text:style-name="P60"/>
      <text:p text:style-name="P58"><text:s text:c="4"/><text:span text:style-name="T27">//Dialogs</text:span></text:p>
      <text:p text:style-name="P58"><text:s text:c="4"/><text:span text:style-name="T27">private Dialog dialogRouteType;</text:span></text:p>
      <text:p text:style-name="P60"/>
      <text:p text:style-name="P58"><text:s text:c="4"/><text:span text:style-name="T27">@Override</text:span></text:p>
      <text:p text:style-name="P58"><text:s text:c="4"/><text:span text:style-name="T27">protected void onCreate(Bundle savedInstanceState) {</text:span></text:p>
      <text:p text:style-name="P58"><text:s text:c="8"/><text:span text:style-name="T27">super.onCreate(savedInstanceState);</text:span></text:p>
      <text:p text:style-name="P58"><text:s text:c="8"/><text:span text:style-name="T27">setContentView(R.layout.activity_main);</text:span></text:p>
      <text:p text:style-name="P58"><text:s text:c="8"/><text:span text:style-name="T27">init();</text:span></text:p>
      <text:p text:style-name="P58"><text:s text:c="4"/><text:span text:style-name="T27">}</text:span></text:p>
      <text:p text:style-name="P58">​</text:p>
      <text:p text:style-name="P58">​<text:span text:style-name="T27">private void init(){</text:span></text:p>
      <text:p text:style-name="P58"><text:s text:c="8"/><text:span text:style-name="T27">btnMaps = (Button) findViewById(R.id.btnMaps);</text:span></text:p>
      <text:p text:style-name="P58"><text:s text:c="8"/><text:span text:style-name="T27">btnStadistics = (Button) findViewById(R.id.btnStadistics);</text:span></text:p>
      <text:p text:style-name="P58"><text:s text:c="8"/><text:span text:style-name="T27">btnHistory = (Button) findViewById(R.id.btnHistory);</text:span></text:p>
      <text:p text:style-name="P60"/>
      <text:p text:style-name="P58"><text:s text:c="8"/><text:span text:style-name="T27">dialogRouteType = generateDialogRouteType();</text:span></text:p>
      <text:p text:style-name="P60"/>
      <text:p text:style-name="P58"><text:s text:c="8"/><text:span text:style-name="T27">btnMaps.setOnClickListener(new View.OnClickListener() {</text:span></text:p>
      <text:p text:style-name="P58"><text:s text:c="12"/><text:span text:style-name="T27">@Override</text:span></text:p>
      <text:p text:style-name="P58"><text:s text:c="12"/><text:span text:style-name="T27">public void onClick(View v) {</text:span></text:p>
      <text:p text:style-name="P58"><text:s text:c="16"/><text:span text:style-name="T27">dialogRouteType.show();</text:span></text:p>
      <text:p text:style-name="P58"><text:soft-page-break/><text:s text:c="18"/><text:span text:style-name="T27">}</text:span></text:p>
      <text:p text:style-name="P58"><text:s text:c="8"/><text:span text:style-name="T27">});</text:span></text:p>
      <text:p text:style-name="P58"><text:s text:c="4"/><text:span text:style-name="T27">}</text:span></text:p>
      <text:p text:style-name="P58">​</text:p>
      <text:p text:style-name="P58">​<text:span text:style-name="T27">/**</text:span></text:p>
      <text:p text:style-name="P58"><text:s/><text:span text:style-name="T27">* Crea el diálogo de selección de tipo de actividad.</text:span></text:p>
      <text:p text:style-name="P58"><text:s/><text:span text:style-name="T27">* @return</text:span></text:p>
      <text:p text:style-name="P58"><text:s/><text:span text:style-name="T27">*/</text:span></text:p>
      <text:p text:style-name="P59">private Dialog generateDialogRouteType(){</text:p>
      <text:p text:style-name="P60"/>
      <text:p text:style-name="P58"><text:s text:c="4"/><text:span text:style-name="T27">final String[] items = getResources().getStringArray(R.array.route_type_values);</text:span></text:p>
      <text:p text:style-name="P60"/>
      <text:p text:style-name="P58"><text:s text:c="4"/><text:span text:style-name="T27">AlertDialog.Builder builder = new AlertDialog.Builder(this);</text:span></text:p>
      <text:p text:style-name="P60"/>
      <text:p text:style-name="P58"><text:s text:c="4"/><text:span text:style-name="T27">builder.setTitle(R.string.title_dialog_route_type);</text:span></text:p>
      <text:p text:style-name="P58"><text:s text:c="4"/><text:span text:style-name="T27">builder.setItems(R.array.route_type, new DialogInterface.OnClickListener() {</text:span></text:p>
      <text:p text:style-name="P58"><text:s text:c="8"/><text:span text:style-name="T27">public void onClick(DialogInterface dialog, int item) {</text:span></text:p>
      <text:p text:style-name="P58"><text:s text:c="12"/><text:span text:style-name="T27">Toast.makeText(MainActivity.this,"Opción elegida: " + items[item],Toast.LENGTH_LONG).show();</text:span></text:p>
      <text:p text:style-name="P58"><text:s text:c="12"/><text:span text:style-name="T27">Intent intent = new Intent(MainActivity.this, MapsActivity.class);</text:span></text:p>
      <text:p text:style-name="P58"><text:s text:c="12"/><text:span text:style-name="T27">intent.putExtra("type",items[item]);</text:span></text:p>
      <text:p text:style-name="P58"><text:s text:c="12"/><text:span text:style-name="T27">startActivity(intent);</text:span></text:p>
      <text:p text:style-name="P58"><text:s text:c="8"/><text:span text:style-name="T27">}</text:span></text:p>
      <text:p text:style-name="P58"><text:s text:c="4"/><text:span text:style-name="T27">});</text:span></text:p>
      <text:p text:style-name="P60"/>
      <text:p text:style-name="P58"><text:s text:c="4"/><text:span text:style-name="T27">return builder.create();</text:span></text:p>
      <text:p text:style-name="P59">}</text:p>
      <text:p text:style-name="P33">​<text:span text:style-name="T26">La segunda activity. Recibo el dato (type) correctamente. Tengo un método getDato para usar desde el fragment.</text:span></text:p>
      <text:p text:style-name="P57"><text:soft-page-break/>public class MapsActivity extends FragmentActivity implements OnMapReadyCallback {</text:p>
      <text:p text:style-name="P60"/>
      <text:p text:style-name="P58"><text:s text:c="4"/><text:span text:style-name="T27">private String type;</text:span></text:p>
      <text:p text:style-name="P60"/>
      <text:p text:style-name="P58"><text:s text:c="4"/><text:span text:style-name="T27">@Override</text:span></text:p>
      <text:p text:style-name="P58"><text:s text:c="4"/><text:span text:style-name="T27">protected void onCreate(Bundle savedInstanceState) {</text:span></text:p>
      <text:p text:style-name="P58"><text:s text:c="8"/><text:span text:style-name="T27">super.onCreate(savedInstanceState);</text:span></text:p>
      <text:p text:style-name="P58"><text:s text:c="8"/><text:span text:style-name="T27">setContentView(R.layout.activity_maps);</text:span></text:p>
      <text:p text:style-name="P60"/>
      <text:p text:style-name="P58"><text:s text:c="8"/><text:span text:style-name="T27">Bundle extras = getIntent().getExtras();</text:span></text:p>
      <text:p text:style-name="P58"><text:s text:c="8"/><text:span text:style-name="T27">if (extras!=null) {</text:span></text:p>
      <text:p text:style-name="P58"><text:s text:c="12"/><text:span text:style-name="T27">type = extras.getString("type");</text:span></text:p>
      <text:p text:style-name="P58"><text:s text:c="12"/><text:span text:style-name="T27">Toast.makeText(this,"Recibo de main "+type,Toast.LENGTH_LONG).show();</text:span></text:p>
      <text:p text:style-name="P58"><text:s text:c="8"/><text:span text:style-name="T27">}</text:span></text:p>
      <text:p text:style-name="P58"><text:s text:c="4"/><text:span text:style-name="T27">}</text:span></text:p>
      <text:p text:style-name="P60"/>
      <text:p text:style-name="P58"><text:s text:c="4"/><text:span text:style-name="T27">public String getType(){</text:span></text:p>
      <text:p text:style-name="P58"><text:s text:c="8"/><text:span text:style-name="T27">return type;</text:span></text:p>
      <text:p text:style-name="P58"><text:s text:c="4"/><text:span text:style-name="T27">}</text:span></text:p>
      <text:p text:style-name="P59">}</text:p>
      <text:p text:style-name="P34">Y finalmente el fragment, donde ya no recupero el dato.</text:p>
      <text:p text:style-name="P57">public class MapsEnvironmentFragment extends Fragment {</text:p>
      <text:p text:style-name="P60"/>
      <text:p text:style-name="P58"><text:s text:c="4"/><text:span text:style-name="T27">//UI</text:span></text:p>
      <text:p text:style-name="P58"><text:s text:c="4"/><text:span text:style-name="T27">private ImageButton btnWaypoint;</text:span></text:p>
      <text:p text:style-name="P58"><text:s text:c="4"/><text:span text:style-name="T27">private Chronometer chronometer;</text:span></text:p>
      <text:p text:style-name="P58"><text:soft-page-break/><text:s text:c="4"/><text:span text:style-name="T27">private TextView tvCurrentDistance;</text:span></text:p>
      <text:p text:style-name="P58"><text:s text:c="4"/><text:span text:style-name="T27">private ImageView ivCurrentType;</text:span></text:p>
      <text:p text:style-name="P58"><text:s text:c="4"/><text:span text:style-name="T27">private Button btnStart;</text:span></text:p>
      <text:p text:style-name="P58"><text:s text:c="4"/><text:span text:style-name="T27">private Button btnStop;</text:span></text:p>
      <text:p text:style-name="P60"/>
      <text:p text:style-name="P58">​<text:span text:style-name="T27">//Variable para recoger el dato</text:span></text:p>
      <text:p text:style-name="P58"><text:s text:c="4"/><text:span text:style-name="T27">private String type;</text:span></text:p>
      <text:p text:style-name="P60"/>
      <text:p text:style-name="P58"><text:s text:c="4"/><text:span text:style-name="T27">public MapsEnvironmentFragment() {</text:span></text:p>
      <text:p text:style-name="P58"><text:s text:c="8"/><text:span text:style-name="T27">// Required empty public constructor</text:span></text:p>
      <text:p text:style-name="P58"><text:s text:c="4"/><text:span text:style-name="T27">}</text:span></text:p>
      <text:p text:style-name="P60"/>
      <text:p text:style-name="P58"><text:s text:c="4"/><text:span text:style-name="T27">///////////////////////////////////////////////////////</text:span></text:p>
      <text:p text:style-name="P58"><text:s text:c="4"/><text:span text:style-name="T27">////////////////// <text:s text:c="2"/>CALLBACK <text:s text:c="2"/>///////////////////////</text:span></text:p>
      <text:p text:style-name="P58"><text:s text:c="4"/><text:span text:style-name="T27">///////////////////////////////////////////////////////</text:span></text:p>
      <text:p text:style-name="P60"/>
      <text:p text:style-name="P60"/>
      <text:p text:style-name="P58"><text:s text:c="4"/><text:span text:style-name="T27">@Override</text:span></text:p>
      <text:p text:style-name="P58"><text:s text:c="4"/><text:span text:style-name="T27">public void onAttach(Context context) {</text:span></text:p>
      <text:p text:style-name="P58"><text:s text:c="8"/><text:span text:style-name="T27">super.onAttach(context);</text:span></text:p>
      <text:p text:style-name="P60"/>
      <text:p text:style-name="P58"><text:s text:c="4"/><text:span text:style-name="T27">}</text:span></text:p>
      <text:p text:style-name="P60"/>
      <text:p text:style-name="P60"/>
      <text:p text:style-name="P58"><text:s text:c="4"/><text:span text:style-name="T27">@Override</text:span></text:p>
      <text:p text:style-name="P58"><text:s text:c="4"/><text:span text:style-name="T27">public View onCreateView(LayoutInflater inflater, ViewGroup container,</text:span></text:p>
      <text:p text:style-name="P58"><text:s text:c="29"/><text:span text:style-name="T27">Bundle extras) {</text:span></text:p>
      <text:p text:style-name="P58"><text:s text:c="8"/><text:span text:style-name="T27">// Inflate the layout for this fragment</text:span></text:p>
      <text:p text:style-name="P58"><text:soft-page-break/><text:s text:c="8"/><text:span text:style-name="T27">View view = inflater.inflate(R.layout.fragment_maps_environment, container, false);</text:span></text:p>
      <text:p text:style-name="P58"><text:s text:c="8"/><text:span text:style-name="T27">init(view);</text:span></text:p>
      <text:p text:style-name="P60"/>
      <text:p text:style-name="P58">​<text:span text:style-name="T27">//Intento recuperar el dato, pero no lo recoge</text:span></text:p>
      <text:p text:style-name="P58"><text:s text:c="8"/><text:span text:style-name="T27">MapsActivity ma = (MapsActivity) getActivity();</text:span></text:p>
      <text:p text:style-name="P58"><text:s text:c="8"/><text:span text:style-name="T27">type = ma.getType();</text:span></text:p>
      <text:p text:style-name="P58"><text:s text:c="8"/><text:span text:style-name="T27">Toast.makeText(getContext(), "Fragment muestro "+type,Toast.LENGTH_LONG).show();</text:span></text:p>
      <text:p text:style-name="P60"/>
      <text:p text:style-name="P58"><text:s text:c="8"/><text:span text:style-name="T27">return view;</text:span></text:p>
      <text:p text:style-name="P58"><text:s text:c="4"/><text:span text:style-name="T27">}</text:span></text:p>
      <text:p text:style-name="P60"/>
      <text:p text:style-name="P58"><text:s text:c="4"/><text:span text:style-name="T27">@Override</text:span></text:p>
      <text:p text:style-name="P58"><text:s text:c="4"/><text:span text:style-name="T27">public void onDetach() {</text:span></text:p>
      <text:p text:style-name="P58"><text:s text:c="8"/><text:span text:style-name="T27">super.onDetach();</text:span></text:p>
      <text:p text:style-name="P58"><text:s text:c="4"/><text:span text:style-name="T27">}</text:span></text:p>
      <text:p text:style-name="P60"/>
      <text:p text:style-name="P60"/>
      <text:p text:style-name="P58"><text:s text:c="4"/><text:span text:style-name="T27">public void init(View view){</text:span></text:p>
      <text:p text:style-name="P60"/>
      <text:p text:style-name="P58"><text:s text:c="8"/><text:span text:style-name="T27">waypointDialog = generateDialogCaptureWaypoint();</text:span></text:p>
      <text:p text:style-name="P60"/>
      <text:p text:style-name="P58"><text:s text:c="8"/><text:span text:style-name="T27">btnWaypoint = (ImageButton) view.findViewById(R.id.ibWaypoint);</text:span></text:p>
      <text:p text:style-name="P58"><text:s text:c="8"/><text:span text:style-name="T27">chronometer = (Chronometer) view.findViewById(R.id.chrono);</text:span></text:p>
      <text:p text:style-name="P58"><text:s text:c="8"/><text:span text:style-name="T27">tvCurrentDistance = (TextView) view.findViewById(R.id.tvCurrentDistance);</text:span></text:p>
      <text:p text:style-name="P58"><text:s text:c="8"/><text:span text:style-name="T27">ivCurrentType = (ImageView) view.findViewById(R.id.ivCurrentType);</text:span></text:p>
      <text:p text:style-name="P58"><text:s text:c="8"/><text:span text:style-name="T27">btnStart = (Button) view.findViewById(R.id.btnStart);</text:span></text:p>
      <text:p text:style-name="P58"><text:s text:c="8"/><text:span text:style-name="T27">btnStop = (Button) view.findViewById(R.id.btnStop);</text:span></text:p>
      <text:p text:style-name="P60"><text:soft-page-break/></text:p>
      <text:p text:style-name="P58"><text:s text:c="8"/><text:span text:style-name="T27">btnWaypoint.setEnabled(false);</text:span></text:p>
      <text:p text:style-name="P59">}</text:p>
      <text:p text:style-name="P58"><text:s text:c="6"/></text:p>
      <text:p text:style-name="P58">​</text:p>
      <text:p text:style-name="P58"><text:s text:c="4"/><text:span text:style-name="T27">public void recibeIcono(String type){</text:span></text:p>
      <text:p text:style-name="P60"/>
      <text:p text:style-name="P58"><text:s text:c="12"/><text:span text:style-name="T27">switch (Integer.parseInt(type)){</text:span></text:p>
      <text:p text:style-name="P58"><text:s text:c="16"/><text:span text:style-name="T27">case 0:</text:span></text:p>
      <text:p text:style-name="P58"><text:s text:c="20"/><text:span text:style-name="T27">Toast.makeText(getContext(),type,Toast.LENGTH_SHORT).show();</text:span></text:p>
      <text:p text:style-name="P58"><text:s text:c="20"/><text:span text:style-name="T27">//ivCurrentType.setImageResource(R.drawable.cycling);</text:span></text:p>
      <text:p text:style-name="P58"><text:s text:c="20"/><text:span text:style-name="T27">break;</text:span></text:p>
      <text:p text:style-name="P58"><text:s text:c="16"/><text:span text:style-name="T27">case 1:</text:span></text:p>
      <text:p text:style-name="P58"><text:s text:c="20"/><text:span text:style-name="T27">Toast.makeText(getContext(),type,Toast.LENGTH_SHORT).show();</text:span></text:p>
      <text:p text:style-name="P58"><text:s text:c="19"/><text:span text:style-name="T27">// ivCurrentType.setImageResource(R.drawable.running);</text:span></text:p>
      <text:p text:style-name="P58"><text:s text:c="20"/><text:span text:style-name="T27">break;</text:span></text:p>
      <text:p text:style-name="P58"><text:s text:c="16"/><text:span text:style-name="T27">case 2:</text:span></text:p>
      <text:p text:style-name="P58"><text:s text:c="20"/><text:span text:style-name="T27">Toast.makeText(getContext(),type,Toast.LENGTH_SHORT).show();</text:span></text:p>
      <text:p text:style-name="P58"><text:s text:c="20"/><text:span text:style-name="T27">//ivCurrentType.setImageResource(R.drawable.hiking);</text:span></text:p>
      <text:p text:style-name="P58"><text:s text:c="20"/><text:span text:style-name="T27">break;</text:span></text:p>
      <text:p text:style-name="P58"><text:s text:c="12"/><text:span text:style-name="T27">}</text:span></text:p>
      <text:p text:style-name="P58"><text:s text:c="8"/><text:span text:style-name="T27">}</text:span></text:p>
      <text:p text:style-name="P58"><text:s text:c="2"/><text:span text:style-name="T27">}</text:span></text:p>
      <text:p text:style-name="P34">Graci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Tahoma, sans-serif"/>
    <style:font-face style:name="Consolas" svg:font-family="Consolas, 'Liberation Mono', Menlo, Monaco, Courier, monospace"/>
    <style:font-face style:name="Menlo" svg:font-family="Menlo, Monaco, Consolas, 'Courier New', monospace"/>
    <style:font-face style:name="Roboto Mono" svg:font-family="'Roboto Mono',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align="start" style:justify-single-word="false"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prefix="Capítulo " style:num-format="1">
        <style:list-level-properties text:list-level-position-and-space-mode="label-alignment">
          <style:list-level-label-alignment text:label-followed-by="space"/>
        </style:list-level-properties>
      </text:outline-level-style>
      <text:outline-level-style text:level="2" text:style-name="WW8Num7z1" style:num-format="">
        <style:list-level-properties text:list-level-position-and-space-mode="label-alignment">
          <style:list-level-label-alignment text:label-followed-by="nothing"/>
        </style:list-level-properties>
      </text:outline-level-style>
      <text:outline-level-style text:level="3" text:style-name="WW8Num7z2" style:num-format="">
        <style:list-level-properties text:list-level-position-and-space-mode="label-alignment">
          <style:list-level-label-alignment text:label-followed-by="nothing"/>
        </style:list-level-properties>
      </text:outline-level-style>
      <text:outline-level-style text:level="4" text:style-name="WW8Num7z3" style:num-format="">
        <style:list-level-properties text:list-level-position-and-space-mode="label-alignment">
          <style:list-level-label-alignment text:label-followed-by="nothing"/>
        </style:list-level-properties>
      </text:outline-level-style>
      <text:outline-level-style text:level="5" text:style-name="WW8Num7z4" style:num-format="">
        <style:list-level-properties text:list-level-position-and-space-mode="label-alignment">
          <style:list-level-label-alignment text:label-followed-by="nothing"/>
        </style:list-level-properties>
      </text:outline-level-style>
      <text:outline-level-style text:level="6" text:style-name="WW8Num7z5" style:num-format="">
        <style:list-level-properties text:list-level-position-and-space-mode="label-alignment">
          <style:list-level-label-alignment text:label-followed-by="nothing"/>
        </style:list-level-properties>
      </text:outline-level-style>
      <text:outline-level-style text:level="7" text:style-name="WW8Num7z6" style:num-format="">
        <style:list-level-properties text:list-level-position-and-space-mode="label-alignment">
          <style:list-level-label-alignment text:label-followed-by="nothing"/>
        </style:list-level-properties>
      </text:outline-level-style>
      <text:outline-level-style text:level="8" text:style-name="WW8Num7z7" style:num-format="">
        <style:list-level-properties text:list-level-position-and-space-mode="label-alignment">
          <style:list-level-label-alignment text:label-followed-by="nothing"/>
        </style:list-level-properties>
      </text:outline-level-style>
      <text:outline-level-style text:level="9" text:style-name="WW8Num7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Capítulo " style:num-format="1">
        <style:list-level-properties text:list-level-position-and-space-mode="label-alignment">
          <style:list-level-label-alignment text:label-followed-by="space"/>
        </style:list-level-properties>
      </text:list-level-style-number>
      <text:list-level-style-number text:level="2" text:style-name="WW8Num7z1" style:num-format="">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nothing"/>
        </style:list-level-properties>
      </text:list-level-style-number>
      <text:list-level-style-number text:level="4" text:style-name="WW8Num7z3" style:num-format="">
        <style:list-level-properties text:list-level-position-and-space-mode="label-alignment">
          <style:list-level-label-alignment text:label-followed-by="nothing"/>
        </style:list-level-properties>
      </text:list-level-style-number>
      <text:list-level-style-number text:level="5" text:style-name="WW8Num7z4" style:num-format="">
        <style:list-level-properties text:list-level-position-and-space-mode="label-alignment">
          <style:list-level-label-alignment text:label-followed-by="nothing"/>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a1a4" officeooo:paragraph-rsid="001fa1a4"/>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office:automatic-styles>
  <office:master-styles>
    <style:master-page style:name="Standard" style:page-layout-name="Mpm1">
      <style:header>
        <text:p text:style-name="Header"/>
      </style:header>
      <style:footer>
        <text:p text:style-name="MP1"><text:tab/><text:tab/><text:page-number text:select-page="current" text:page-adjust="-2">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3-03-25T20:27:00</meta:creation-date>
    <dc:date>2017-04-17T17:47:40.497326193</dc:date>
    <meta:editing-cycles>35</meta:editing-cycles>
    <meta:editing-duration>PT2H46M17S</meta:editing-duration>
    <meta:generator>LibreOffice/5.1.6.2$Linux_X86_64 LibreOffice_project/10m0$Build-2</meta:generator>
    <meta:document-statistic meta:table-count="1" meta:image-count="1" meta:object-count="0" meta:page-count="17" meta:paragraph-count="223" meta:word-count="1227" meta:character-count="10317" meta:non-whitespace-character-count="8430"/>
  </office:meta>
</office:document-meta>
</file>